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EA00000066EC20E586A0FF1CF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Microsoft Sans Serif" fo:font-size="14pt" officeooo:rsid="000a7371" officeooo:paragraph-rsid="000a7371" style:font-size-asian="14pt" style:font-size-complex="14pt"/>
    </style:style>
    <style:style style:name="P2" style:family="paragraph" style:parent-style-name="Header">
      <style:paragraph-properties fo:text-align="center" style:justify-single-word="false"/>
      <style:text-properties officeooo:paragraph-rsid="000a7371"/>
    </style:style>
    <style:style style:name="P3" style:family="paragraph" style:parent-style-name="Footer">
      <style:text-properties officeooo:rsid="000a7371" officeooo:paragraph-rsid="000a7371"/>
    </style:style>
    <style:style style:name="P4" style:family="paragraph" style:parent-style-name="Text_20_body">
      <style:paragraph-properties fo:margin-left="0cm" fo:margin-right="0cm" fo:margin-top="0cm" fo:margin-bottom="0cm" loext:contextual-spacing="false" fo:text-indent="0cm" style:auto-text-indent="false"/>
    </style:style>
    <style:style style:name="P5" style:family="paragraph" style:parent-style-name="Text_20_body">
      <style:paragraph-properties fo:margin-left="0cm" fo:margin-right="0cm" fo:margin-top="0cm" fo:margin-bottom="0cm" loext:contextual-spacing="false" fo:text-indent="0cm" style:auto-text-indent="false"/>
      <style:text-properties officeooo:paragraph-rsid="000df7e9"/>
    </style:style>
    <style:style style:name="P6" style:family="paragraph" style:parent-style-name="Heading_20_3">
      <style:paragraph-properties fo:break-before="page"/>
    </style:style>
    <style:style style:name="P7" style:family="paragraph" style:parent-style-name="Heading_20_1">
      <style:paragraph-properties fo:break-before="page"/>
    </style:style>
    <style:style style:name="P8" style:family="paragraph" style:parent-style-name="Text_20_body">
      <style:text-properties officeooo:rsid="0012be9b" officeooo:paragraph-rsid="0012be9b"/>
    </style:style>
    <style:style style:name="P9" style:family="paragraph" style:parent-style-name="Text_20_body">
      <style:text-properties officeooo:rsid="001407b8" officeooo:paragraph-rsid="001407b8"/>
    </style:style>
    <style:style style:name="P10" style:family="paragraph" style:parent-style-name="Text_20_body">
      <style:text-properties officeooo:rsid="00157dda" officeooo:paragraph-rsid="00157dda"/>
    </style:style>
    <style:style style:name="P11" style:family="paragraph" style:parent-style-name="Text_20_body">
      <style:text-properties officeooo:rsid="001690a4" officeooo:paragraph-rsid="001690a4"/>
    </style:style>
    <style:style style:name="P12" style:family="paragraph" style:parent-style-name="Text_20_body">
      <style:text-properties officeooo:rsid="0017d6e6" officeooo:paragraph-rsid="0017d6e6"/>
    </style:style>
    <style:style style:name="P13" style:family="paragraph" style:parent-style-name="Text_20_body">
      <style:text-properties officeooo:rsid="0018e6df" officeooo:paragraph-rsid="0018e6df"/>
    </style:style>
    <style:style style:name="P14" style:family="paragraph" style:parent-style-name="Text_20_body">
      <style:text-properties officeooo:rsid="001ac576" officeooo:paragraph-rsid="001ac576"/>
    </style:style>
    <style:style style:name="P15" style:family="paragraph" style:parent-style-name="Text_20_body">
      <style:text-properties officeooo:rsid="001d04f8" officeooo:paragraph-rsid="001d04f8"/>
    </style:style>
    <style:style style:name="P16" style:family="paragraph" style:parent-style-name="Text_20_body">
      <style:text-properties officeooo:rsid="00204f5d" officeooo:paragraph-rsid="00204f5d"/>
    </style:style>
    <style:style style:name="P17" style:family="paragraph" style:parent-style-name="Text_20_body">
      <style:text-properties officeooo:rsid="002304c8" officeooo:paragraph-rsid="002304c8"/>
    </style:style>
    <style:style style:name="P18" style:family="paragraph" style:parent-style-name="Text_20_body">
      <style:text-properties officeooo:rsid="0023fc4f" officeooo:paragraph-rsid="0023fc4f"/>
    </style:style>
    <style:style style:name="P19" style:family="paragraph" style:parent-style-name="Text_20_body">
      <style:text-properties officeooo:rsid="00264cae" officeooo:paragraph-rsid="00264cae"/>
    </style:style>
    <style:style style:name="P20" style:family="paragraph" style:parent-style-name="Text_20_body">
      <style:text-properties officeooo:rsid="002652c0" officeooo:paragraph-rsid="002652c0"/>
    </style:style>
    <style:style style:name="P21" style:family="paragraph" style:parent-style-name="Text_20_body">
      <style:text-properties officeooo:rsid="00204f5d" officeooo:paragraph-rsid="00204f5d" fo:background-color="#fff200"/>
    </style:style>
    <style:style style:name="P22" style:family="paragraph" style:parent-style-name="Text_20_body">
      <style:paragraph-properties fo:margin-left="0cm" fo:margin-right="0cm" fo:margin-top="0cm" fo:margin-bottom="0cm" loext:contextual-spacing="false" fo:text-indent="0cm" style:auto-text-indent="false"/>
    </style:style>
    <style:style style:name="P23" style:family="paragraph" style:parent-style-name="Text_20_body">
      <style:paragraph-properties fo:margin-left="0cm" fo:margin-right="0cm" fo:margin-top="0cm" fo:margin-bottom="0cm" loext:contextual-spacing="false" fo:text-indent="0cm" style:auto-text-indent="false"/>
      <style:text-properties officeooo:rsid="0012be9b" officeooo:paragraph-rsid="0012be9b"/>
    </style:style>
    <style:style style:name="P24" style:family="paragraph" style:parent-style-name="Text_20_body">
      <style:paragraph-properties fo:margin-left="0cm" fo:margin-right="0cm" fo:margin-top="0cm" fo:margin-bottom="0cm" loext:contextual-spacing="false" fo:text-indent="0cm" style:auto-text-indent="false"/>
      <style:text-properties officeooo:paragraph-rsid="000df7e9"/>
    </style:style>
    <style:style style:name="P25" style:family="paragraph">
      <style:paragraph-properties fo:text-align="center"/>
    </style:style>
    <style:style style:name="T1" style:family="text">
      <style:text-properties style:font-name="Microsoft Sans Serif" fo:font-size="14pt" officeooo:rsid="000a7371" style:font-size-asian="14pt" style:font-size-complex="14pt"/>
    </style:style>
    <style:style style:name="T2" style:family="text">
      <style:text-properties style:font-name="Microsoft Sans Serif" fo:font-size="14pt" officeooo:rsid="0012be9b" style:font-size-asian="14pt" style:font-size-complex="14pt"/>
    </style:style>
    <style:style style:name="T3" style:family="text">
      <style:text-properties officeooo:rsid="000a7371"/>
    </style:style>
    <style:style style:name="T4" style:family="text">
      <style:text-properties officeooo:rsid="000df7e9"/>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officeooo:rsid="000ff5d7"/>
    </style:style>
    <style:style style:name="T8" style:family="text">
      <style:text-properties officeooo:rsid="00134f93"/>
    </style:style>
    <style:style style:name="T9" style:family="text">
      <style:text-properties officeooo:rsid="0014d648"/>
    </style:style>
    <style:style style:name="T10" style:family="text">
      <style:text-properties officeooo:rsid="00157e44"/>
    </style:style>
    <style:style style:name="T11" style:family="text">
      <style:text-properties officeooo:rsid="001690a4"/>
    </style:style>
    <style:style style:name="T12" style:family="text">
      <style:text-properties officeooo:rsid="0018ec87"/>
    </style:style>
    <style:style style:name="T13" style:family="text">
      <style:text-properties officeooo:rsid="001c1c16"/>
    </style:style>
    <style:style style:name="T14" style:family="text">
      <style:text-properties style:text-position="super 58%"/>
    </style:style>
    <style:style style:name="T15" style:family="text">
      <style:text-properties officeooo:rsid="002172da"/>
    </style:style>
    <style:style style:name="T16" style:family="text">
      <style:text-properties officeooo:rsid="002354f7"/>
    </style:style>
    <style:style style:name="T17" style:family="text">
      <style:text-properties officeooo:rsid="0023fc4f"/>
    </style:style>
    <style:style style:name="T18" style:family="text">
      <style:text-properties officeooo:rsid="00245b94"/>
    </style:style>
    <style:style style:name="T19" style:family="text">
      <style:text-properties officeooo:rsid="002652c0"/>
    </style:style>
    <style:style style:name="T20" style:family="text">
      <style:text-properties officeooo:rsid="0027d0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eamble: Failure to Launch</text:h>
      <text:p text:style-name="P4">I know <text:span text:style-name="T3">absolutely</text:span> nothing about creating business plans. <text:span text:style-name="T3">A</text:span>bout 8 years ago, I bought the book <text:a xlink:type="simple" xlink:href="https://geekwisdom.org/links/amazon.html?vFqch5OrUPvA=&amp;product=Business-Plans-Canadians-Dummies-Tiffany/dp/1118349121/ref=asc_df_1118349121/" text:style-name="Internet_20_link" text:visited-style-name="Visited_20_Internet_20_Link">business plans for dummies</text:a>, and in that time I picked it up 4 or 5 times for maybe 10 to 15 minutes, the idea of a business plan scares me. It "makes" real something that in my mind is only a 'thought-let'. The idea of having my own business, it's a grandiose, and magic idea, a DREAM (a goal with no specific direction). And the dream turns and turns in my mind with lots of ideas <text:span text:style-name="T4">scrambled</text:span> up like the 'good eggs' breakfast at the <text:span text:style-name="T4">Coffee</text:span> Mill..In a <text:span text:style-name="T4">similar</text:span> way, I start little 'projects', maybe buy the <text:a xlink:type="simple" xlink:href="http://geekwisdom.org/" text:style-name="Internet_20_link" text:visited-style-name="Visited_20_Internet_20_Link">GeekWisdom.org</text:a> site, or start some PHP code, make a few videos, telling myself "This is it, I'm going to launch", and then fall right back into my 'comfy' world, my regular '9-5 job' (or more <text:span text:style-name="T4">accurately</text:span> 8:15 - 4:30). The point is, they are not 'full <text:span text:style-name="T4">blown</text:span>' ideas, so I can easily walk away when the going gets tough, and I know the going will get tough it happens every time, and it probably the reason why I don't pick up the business plan book</text:p>
      <text:p text:style-name="P4"/>
      <text:h text:style-name="Heading_20_2" text:outline-level="2">Okay so what do I want?</text:h>
      <text:p text:style-name="P8"/>
      <text:p text:style-name="P23">The really short answer..I want to work for myself, I want to create “something” which is NON-PROFIT, generates both passive and active income for me and my family, allows me to make my own decisions, and my own mistakes while at the same time that <text:s/>“something” helps the world grow a little better.</text:p>
      <text:p text:style-name="P4"/>
      <text:p text:style-name="P4">I have a clear vision, and it <text:span text:style-name="T4">is </text:span>s <text:span text:style-name="T4">NOT </text:span>to become rich (but maybe a little "famous' would be nice<text:span text:style-name="T4">)</text:span>. I don't think the pursuit of money brings happiness, so if your reading this and are the kind of person chasing the almighty dollar, like some religions <text:span text:style-name="T4">zealot</text:span>, then this business is probably not for you. <text:span text:style-name="T4">Particularly</text:span>, I would like my business to be <text:span text:style-name="T5">non-profit.</text:span> That is not to say that I don't draw a salary from it (and maybe even provide a salary for others). <text:span text:style-name="T4">I</text:span> feel setting a goal to make profit is contrary to the values of my business. [and contrary to my own personal values]. <text:span text:style-name="T4">I recognize this means </text:span><text:s/>I am unlikely to attract venture <text:span text:style-name="T4">capitalists</text:span>, or maybe even banks to "invest" in my idea because what is their return (probably nothing)</text:p>
      <text:p text:style-name="Text_20_body"/>
      <text:p text:style-name="P5">GeekWisdom.org is about me creating content (computer programs, videos, blogs, audio), delivering public speeches. <text:span text:style-name="T6">What I am "selling" is myself</text:span>, and my idea that the world we live in is not as 'ugly' as we sometimes make it out to be, that if we learn to embrace our 'inner geek', and share our knowledge, <text:soft-page-break/>maybe this will make he world a better place. If we simply envision the world as we want it to be, and not as it is today. </text:p>
      <text:p text:style-name="P5"/>
      <text:p text:style-name="P5">Of course, this isn't some brilliant new idea, and I realize may sound a little 'in the clouds' and even '<text:span text:style-name="T4">flaky</text:span>', but people do this all the time! Stephen Covey, Wayne Dyer, Anthony Rob<text:span text:style-name="T4">bins</text:span>, ZigZiglar, Dale Carnegie - <text:s/>these are all <text:span text:style-name="T4">examples of </text:span>people who sold themselves..and th<text:span text:style-name="T4">is</text:span> trend continues today on YouTube, with hundreds (thousands) of <text:span text:style-name="T4">people</text:span> making videos getting subscribers, and making a living creating this content. So it would seem it is at least 'possible'</text:p>
      <text:p text:style-name="Text_20_body"/>
      <text:p text:style-name="P4">I WANT to be known, I WANT to be remembered for something, I want a 'legacy'. Probably most people <text:span text:style-name="T4">want this</text:span>. <text:span text:style-name="T4">Of course, </text:span>I already have a legacy, as a confident responsible husband &amp; father, people around me respect my thoughts and ideas (or so I assume), but the medium isn't "BIG" enough for me, I am not really sure why. Like in RALPH breaks the INTERNET, RALPH saw the negative comments left for him on 'YouTube' and was horrified... <text:span text:style-name="T4">S</text:span>o why do I want to put myself, open myself up to that? <text:span text:style-name="T4">Yep - </text:span>N<text:span text:style-name="T4">o</text:span>t everyone is going to LOVE me, but maybe those that find my ideas worthy and interesting, will at least have their lives helped, or changed. Perhaps even in some <text:span text:style-name="T4">fundamental</text:span> way.</text:p>
      <text:p text:style-name="Text_20_body"/>
      <text:p text:style-name="P4">I am not trying to create a religion, or a group of 'followers', actually just the opposite, I want people to WAKE UP and follow their own PATH, to find their authentic selves, though their own self learning paths. This carries with it a couple of problems. A) people might make choices "in the same of GeekWisdom" which are against my <text:span text:style-name="T4">original</text:span> intent, B) people might ust be 'followers' of me so they switch from following one 'GURU' to another, or just add me to their list of existing '<text:span text:style-name="T4">Guru's.</text:span> I want them to find their inner geek, to become their own 'GURU'.</text:p>
      <text:p text:style-name="Text_20_body"/>
      <text:p text:style-name="P4">Okay well that's my preamble, written when I am sure I should have been doing more '<text:span text:style-name="T4">responsible</text:span>' things' if you are still with me, <text:span text:style-name="T4">onward</text:span> and upward !</text:p>
      <text:h text:style-name="P7" text:outline-level="1">Mission Statement (Brainstorming)</text:h>
      <text:p text:style-name="P4"/>
      <text:h text:style-name="Heading_20_3" text:outline-level="3">Which customers or groups do I plan to serve?</text:h>
      <text:p text:style-name="P23"/>
      <text:p text:style-name="P23">There are 3 groups <text:span text:style-name="T15">of Geeks </text:span>that GeekWisdom.org serves</text:p>
      <text:p text:style-name="P23"/>
      <text:p text:style-name="P23">1) The “social media” generation. <text:s/>People who have are grown up with technology and the internet all of their lives, and use it as part of their lives. This also includes older people who use facebook, twitter, Instagram, but may not have a firm handle on how to maximize this technology to their own competitive advantage (edge)</text:p>
      <text:p text:style-name="P23"/>
      <text:p text:style-name="P23">2) Local <text:span text:style-name="T9">(Small?) </text:span>Business and Government – Teams who have come together for a specific mission and are hoping to use technology to grow in their position but they are not sure how to ‘get there’</text:p>
      <text:p text:style-name="P23"/>
      <text:p text:style-name="P23">3) The “hacker” Community – <text:span text:style-name="T8">Not people whose mission is to crack and steal passwords from others, but people with a genuine curiosity mixed with problem solving and the ability to “figure things out”. Specifically, those that look at “X” and say, hmm...I wonder how that works, and what else I can do with it?</text:span></text:p>
      <text:p text:style-name="P23"/>
      <text:h text:style-name="Heading_20_3" text:outline-level="3">What products / services do I plan to provide?</text:h>
      <text:p text:style-name="Text_20_body"/>
      <text:p text:style-name="P9">The primary service I intend to provide is ‘EDUCATION’ but not anything like you would get in school (secondary or post secondary etc). When I was a kid my mom dropped out of school at Grade 9 she said she had “street smarts”. <text:s/>GeekWisdom will provide “<text:span text:style-name="T15">GEEK WISDOM</text:span>” services to the groups above.</text:p>
      <text:p text:style-name="P9">The deployment method of these services is as follows</text:p>
      <text:p text:style-name="P9">A) Online Videos (delivered via YouTube &amp; Face book, stored on archive.org) → These videos will be targeted to <text:s/>specific audiences above</text:p>
      <text:p text:style-name="P10">B) Podcast → Essentially audio only versions of the videos created above, delivered through podcast syndication</text:p>
      <text:p text:style-name="P10">C) Blog Posts – Essentially text versions of the video audio format. <text:span text:style-name="T11">(</text:span></text:p>
      <text:p text:style-name="P11"><text:soft-page-break/>D) Online Games → Some maybe educational others maybe just for fun/instructional purposes.</text:p>
      <text:p text:style-name="P10">All of the first <text:span text:style-name="T11">4</text:span> items are intended to be FREE, and Educational on a wide variety of topics like <text:s/>“How to setup your PayPal account”, <text:s/>“Intro to Critical Chain Project Management”, and “<text:span text:style-name="T10">The basics of Component Based Architecture”</text:span></text:p>
      <text:p text:style-name="P11">The value in the above, is NOT directly to provide income, but to establish the core GeekWisdom.org brand, to attract new visitors and encourage them to become patrons to the site.</text:p>
      <text:p text:style-name="P12">Specific income products:</text:p>
      <text:p text:style-name="P12">1) GeekWisdom ‘EDGE’ newsletter. Available to a select teir of Patrons. This newsletter will give specific practical advice to subscribers in disciplines that are customized to their own interests, and where those interests align with the geek wisdom pillars (“Programming”, “Leadership, Team Building &amp; Motivation”, “Quality Management”, Business Analysis, and process improvement</text:p>
      <text:p text:style-name="P13">2) <text:span text:style-name="T12">Paid Speeches / Sessions. <text:s/>Half Day or Full Day sessions to explain and practice a specific skillset (eg: 8D Problem Solving, Component Based Architecture, or Building a Team Charter”. Can also include smaller 15, 30 or 1hr speeches to high level executives. <text:s/>Could be in the form of being invited into a company, or selling tickets to a specific ‘training event’</text:span></text:p>
      <text:p text:style-name="P14">3) Private Consulting → Where a small local company invites me in for a set project term (say 3 months <text:s/>@ 20hrs week) to help solve a specific problem, <text:span text:style-name="T13">analyze</text:span> a process, or team and offer suggestions for improvement. <text:s/><text:span text:style-name="T13">Examples might be – should we purchase product “X” or “Y”, or How do we fix our delivery time in manufacturing?</text:span></text:p>
      <text:p text:style-name="P15">4) Referral Income → A small selection of trusted 3<text:span text:style-name="T14">rd</text:span> party providers. These is NOT adsense revenue, or just affiliate links. <text:s/><text:span text:style-name="T17">t </text:span></text:p>
      <text:h text:style-name="Heading_20_3" text:outline-level="3">What needs do I satisify?</text:h>
      <text:p text:style-name="P17">Need #1 → <text:span text:style-name="T18">Decision Making -&gt;</text:span> You have heard about ‘technology X’ and technology ‘Y’ You have heard marketing terms like “big data”, you know a little and want to know more to make sure your making the best decision possible</text:p>
      <text:p text:style-name="P17">Need #2 →<text:span text:style-name="T16"> You are tired of feeling like the world of technology is flying right past you, you are looking to technology to streamline your processes and fine a competitive edige.</text:span></text:p>
      <text:p text:style-name="P18">Need #3 → <text:span text:style-name="T18">You know where you want to go, you have a plan, but you just can’t seem to get started, something is missing, and are looking for some outside help, a fresh perspective.</text:span></text:p>
      <text:p text:style-name="P18"/>
      <text:p text:style-name="P16"/>
      <text:h text:style-name="Heading_20_3" text:outline-level="3"><text:soft-page-break/>How do my products DIFFER from the competition?</text:h>
      <text:p text:style-name="Text_20_body"/>
      <text:p text:style-name="P19">In most disciplines Knowledge is spread via both formal (school) and informal education (hack-a-thon) <text:s/>methods, <text:s/>These services often cost money, and those that do not are often of poor quality, hard to understand, and just plain ‘dry’. <text:s/>Geek Wisdom differs by not just sharing knowledge but by sharing Wisdom using interesting presentations, and practical examples which give customers and edge. A wisdom that seeks customers to seek and learn about their own particular path. <text:span text:style-name="T19">Much of <text:s/>quality content is available for consumption for FREE.</text:span></text:p>
      <text:p text:style-name="P20">In the consulting world, repeat business is key to the <text:span text:style-name="T20">ongoing success of being a consultant. This potentially creates <text:s/>bias to preform work that “up-sells” the customer on additional products / services they may not even really need. <text:s/>Success with GeekWisdom is not only about sharing knowledge, but imparting a desire of continuous learning and growth on their own both now and in the future. <text:s/>Repeat business for the same “type” of thing is bad. If we consult with company X and create some SSRS reports, when we leave, they will know how to create SSRS reports themselves, and not need to call on us again.</text:span></text:p>
      <text:p text:style-name="P19"/>
      <text:p text:style-name="P21">The mission of GeekWisdom is to share knowledge and information (education), <text:s/>to seek out new technology and new gadget’s and gizmos’ (hackers) <text:s/>to boldy go where no geek has gone before</text:p>
      <text:h text:style-name="P7" text:outline-level="1"><text:tab/>Financial</text:h>
      <text:p text:style-name="P4"/>
      <text:p text:style-name="P4">Sucess Financially means being able to draw a salary from the GeekWisdom.org 'brand' from 'selling' myself. So if today I am making about $70,000 before taxes, sucess would include withdrawing that same amount annually. It also would include at a minimum a health plan for myself and famliy (due to my diabetes). Sucessess is NOT making millsions of dollars in profit. In fact, any amounts raised are to be re-investedback into the GeekWisdom.org site, projects, and marketing material. (Games, contests, etc). The goal would be able to sucessfully withdraw the $70,000 by year 5.</text:p>
      <text:p text:style-name="Text_20_body"/>
      <text:p text:style-name="P4">Sucess in the first year, means not drawing ANY kind of salary, and investing 100% back from all proceeds back into the business for year #2. So this means either a) I have some 'back up job' earning the required $70,000 and work on GeekWisdom.org in ADDITION to my 'DAY JOB" or b) I draw from some kind of 'savings' or some combination of both.</text:p>
      <text:p text:style-name="Text_20_body"/>
      <text:p text:style-name="P4">With each progressive year, the goals would get tougher, allowing me to draw larger amount from the donations and correspondingly devote more and more time to GeekWisdom.org, its projects and its overall mission. If by the end of the 5th year, I have not reached say 80% of my target, I will re-evaluate my positoin as needed. [note to self: add a forecast table of how this would look over 5 years include salary drawn and percentage of time spent on thep project]</text:p>
      <text:p text:style-name="Text_20_body"/>
      <text:p text:style-name="P4">Their is an 'ironic' TOO MUCH MONEY problem, suppose that this launch is a SUPER SUCESSS more so then I ever imagined. These actual is STILL problematic for a couple of reasons</text:p>
      <text:p text:style-name="Text_20_body"/>
      <text:p text:style-name="P4">a) What if my speeches take me away from my family for long periods of time (I don't want to be away and not in my childrens life)</text:p>
      <text:p text:style-name="Text_20_body"/>
      <text:p text:style-name="P4">b) What exactly will I do with the extra money - If I am committed to always re-investing it, it will be tempting to just 'take it', but if I don't take it what will be my re-investment plan. More contests?, MOre give-aways, maybe I could actually hire other full time people to work at GeekWisdom.org? And if so then how will I manage the business? no longer being the 'sole' person and actually being a (UGG) boss to others?</text:p>
      <text:p text:style-name="Text_20_body"/>
      <text:p text:style-name="P4"/>
      <text:h text:style-name="P7" text:outline-level="1">WAYS OF EARNING:</text:h>
      <text:p text:style-name="Text_20_body"/>
      <text:p text:style-name="P4">1) <text:a xlink:type="simple" xlink:href="https://patreon.com/GeekWisdom" text:style-name="Internet_20_link" text:visited-style-name="Visited_20_Internet_20_Link"><text:span text:style-name="T7">Patrons</text:span></text:a> (from<text:a xlink:type="simple" xlink:href="https://patreon.com/GeekWisdom" text:style-name="Internet_20_link" text:visited-style-name="Visited_20_Internet_20_Link"> Patreon</text:a>) (BIGGEST IN YEAR 1)</text:p>
      <text:p text:style-name="Text_20_body"/>
      <text:p text:style-name="P4">2) Referrals (eg: people buying things of amazon that i refer them to, things that I <text:span text:style-name="T7">believe</text:span> in)</text:p>
      <text:p text:style-name="Text_20_body"/>
      <text:p text:style-name="P4">3) Public Speaking (Paid speaking engagements, to be BIGGEST closer to YEAR 5)</text:p>
      <text:p text:style-name="Text_20_body"/>
      <text:p text:style-name="P4">4) Consulting Services (to other 'geeks') trying to make it in the world</text:p>
      <text:p text:style-name="Text_20_body"/>
      <text:p text:style-name="P4">4) Book Sales</text:p>
      <text:p text:style-name="Text_20_body"/>
      <text:h text:style-name="Heading_20_3" text:outline-level="3">WAYS THAT I WILL NOT USE</text:h>
      <text:p text:style-name="Text_20_body"/>
      <text:p text:style-name="P4">1) Google Adsense on websitse -&gt; It is my goal to limit this as much as possible, at least in the first 5 years because I feel from prior <text:span text:style-name="T7">experience</text:span> it <text:span text:style-name="T7">detracts</text:span> from my reputation</text:p>
      <text:p text:style-name="Text_20_body"/>
      <text:p text:style-name="P4">2) Paid blogs, or paid promotions/<text:span text:style-name="T7">sponsorship</text:span> -&gt; similar to above, if I do add promotional advertising it <text:span text:style-name="T7">would</text:span> be first plan to use referral (#2) above, and will <text:span text:style-name="T7">re-evaluate</text:span> the <text:span text:style-name="T7">possibility</text:span> in year 4 or 5</text:p>
      <text:h text:style-name="P6" text:outline-level="3">PROJECTS (Need to <text:span text:style-name="T7">prioritize</text:span> below)</text:h>
      <text:p text:style-name="P4"/>
      <text:p text:style-name="P4">1) GeekWisdom.org -&gt; "Geek Meet-Up": The GOAL of this project is to provide a foundation that allows "Geeks: a place to meet and share ideas and tools in their local area. Some ideas would be renting a space, suppliing tools to the space (Smart Boards, offices, Internet/Phone acces). A 'presentation' room or rooms where sessions are scheduled / training (Free or Paid) for a wide vareity of business /technology concepts. 'GeekWisdom Networking'. The end product is NOT the space, it is specific instruction that helps a loal group follow to setup the Geek Meet-Up space. Their would be on $$ earned for GeekWisdom, it would be more of a 'marketing' stratgedgy project.</text:p>
      <text:p text:style-name="Text_20_body"/>
      <text:p text:style-name="P4">2) GeekWisdom.org Marketplace (combined with or seprate from #1) -&gt; Ability to setup an online market place for the local area specific to BITCOIN (thing kijiji) for bitcoin. But DECENTRALIZED. Different groups in an area can choose to use the developed infrasturcute to create their own online marketplace in their local area. GeekWisdom.org would charge a recurring fee ($15/year) to maintain a link to their marketplace on their site ($20 to get own geekwisdom.org subdomain (eg: Fredericton.geekwisdom.org) (Address validation required of person in area). Specific RULES required by maintainer to maintain the link</text:p>
      <text:p text:style-name="Text_20_body"/>
      <text:p text:style-name="P4">3) GeekWisdom.org -&gt; 'Edige' Newsletter -&gt; A tool that sets up a newletter for (open source), free. People subscribe to the newlsetter for a cost (eg: $2month Patreon donation), and can choose the devlopment path they are interestd in, switching as desired aling paths</text:p>
      <text:p text:style-name="Text_20_body"/>
      <text:p text:style-name="P4">4) GeekWisdom.org -&gt; Games - Promotional tools to help spread the wordk (Marking)</text:p>
      <text:p text:style-name="Text_20_body"/>
      <text:p text:style-name="P4">5) GeekWisdom.org -&gt;Contesnts / T-Shrits TIMS Cards, etc</text:p>
      <text:p text:style-name="Text_20_body"/>
      <text:p text:style-name="P4">6) GeekWisdom.org -&gt; Site itself (Site itself is one big game of levels, how high can you get, give out a 'bitcon' pot at the end? each level gets progressivily hard, require putting money into the 'bitcoin' pot to continue to pl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Microsoft Sans Serif" fo:font-size="14pt" officeooo:rsid="000a7371" officeooo:paragraph-rsid="000a7371" style:font-size-asian="14pt" style:font-size-complex="14pt"/>
    </style:style>
    <style:style style:name="MP2" style:family="paragraph" style:parent-style-name="Header">
      <style:paragraph-properties fo:text-align="center" style:justify-single-word="false"/>
      <style:text-properties officeooo:paragraph-rsid="000a7371"/>
    </style:style>
    <style:style style:name="MP3" style:family="paragraph">
      <style:paragraph-properties fo:text-align="center"/>
    </style:style>
    <style:style style:name="MP4" style:family="paragraph" style:parent-style-name="Footer">
      <style:text-properties officeooo:rsid="000a7371" officeooo:paragraph-rsid="000a7371"/>
    </style:style>
    <style:style style:name="MT1" style:family="text">
      <style:text-properties style:font-name="Microsoft Sans Serif" fo:font-size="14pt" officeooo:rsid="000a7371" style:font-size-asian="14pt" style:font-size-complex="14pt"/>
    </style:style>
    <style:style style:name="MT2" style:family="text">
      <style:text-properties style:font-name="Microsoft Sans Serif" fo:font-size="14pt" officeooo:rsid="0012be9b" style:font-size-asian="14pt" style:font-size-complex="14pt"/>
    </style:style>
    <style:style style:name="MT3"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paragraph" svg:x="6.567cm" svg:y="-1.397cm" svg:width="4.025cm" svg:height="1.755cm" draw:z-index="15"><draw:image xlink:href="Pictures/10000000000000EA00000066EC20E586A0FF1CF0.png" xlink:type="simple" xlink:show="embed" xlink:actuate="onLoad" loext:mime-type="image/png"/></draw:frame></text:p>
        <text:p text:style-name="MP2"><draw:line text:anchor-type="paragraph" draw:z-index="7" draw:name="Shape1" draw:style-name="Mgr1" draw:text-style-name="MP3" svg:x1="-0.169cm" svg:y1="0.596cm" svg:x2="17.738cm" svg:y2="0.596cm"><text:p/></draw:line><text:span text:style-name="MT1">GeekWisdom.org – </text:span><text:span text:style-name="MT2">Five Year Business Plan (2019-2024)</text:span></text:p>
        <text:p text:style-name="MP1"/>
      </style:header>
      <style:footer>
        <text:p text:style-name="MP4"><draw:line text:anchor-type="paragraph" draw:z-index="23" draw:name="Shape1" draw:style-name="Mgr1" draw:text-style-name="MP3" svg:x1="-0.233cm" svg:y1="-0.102cm" svg:x2="17.674cm" svg:y2="-0.102cm"><text:p/></draw:line>#<text:a xlink:type="simple" xlink:href="http://GeekWisdom.org/" text:style-name="Internet_20_link" text:visited-style-name="Visited_20_Internet_20_Link">GeekWisdom.org</text:a><text:tab/><text:a xlink:type="simple" xlink:href="http://twitter.com/TrueGeekWisdom" text:style-name="Internet_20_link" text:visited-style-name="Visited_20_Internet_20_Link">@TrueGeekWisdom</text:a><text:tab/>Pg <text:page-number text:select-page="current">8</text:page-number><text:s/>of <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9:11:43.528000000</meta:creation-date>
    <dc:date>2019-04-11T10:55:57.789000000</dc:date>
    <meta:editing-duration>PT2H21M20S</meta:editing-duration>
    <meta:editing-cycles>31</meta:editing-cycles>
    <meta:generator>LibreOffice/6.1.3.2$Windows_X86_64 LibreOffice_project/86daf60bf00efa86ad547e59e09d6bb77c699acb</meta:generator>
    <meta:document-statistic meta:table-count="0" meta:image-count="1" meta:object-count="0" meta:page-count="8" meta:paragraph-count="63" meta:word-count="2573" meta:character-count="14740" meta:non-whitespace-character-count="12200"/>
  </office:meta>
</office:document-meta>
</file>